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Text_20_body">
      <style:paragraph-properties fo:padding="0in" fo:border="none"/>
    </style:style>
    <style:style style:name="P12" style:family="paragraph" style:parent-style-name="Text_20_body" style:list-style-name="L1">
      <style:paragraph-properties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1) Simplify terminology by removing references to Models and Metamodels</text:span></text:p>
      <text:p text:style-name="Text_20_body"><text:span text:style-name="Strong_20_Emphasis"/></text:p>
      <text:list xml:id="list1673788879" text:style-name="L1">
        <text:list-item>
          <text:p text:style-name="P6">Teiid is a server and framework designed to expose a VDB as a database</text:p>
        </text:list-item>
        <text:list-item>
          <text:p text:style-name="P6">Tooling for Teiid should be designed to allow users to create/configure/edit schema in their VDBs</text:p>
        </text:list-item>
        <text:list-item>
          <text:p text:style-name="P6">Tooling should highlight the value-added functionality of federating many different types of data sources</text:p>
        </text:list-item>
        <text:list-item>
          <text:p text:style-name="P6">Tooling should highlight the ability to create/manage multiple layers of schema/VDBs to accommodate downstream data needs.</text:p>
        </text:list-item>
        <text:list-item>
          <text:p text:style-name="P6">Refer to the new tooling as a "<text:span text:style-name="Strong_20_Emphasis">Virtual Database Design Tool</text:span>"</text:p>
        </text:list-item>
        <text:list-item>
          <text:p text:style-name="P1"><text:span text:style-name="Strong_20_Emphasis">Adapt Simple Terminology</text:span></text:p>
          <text:p text:style-name="P12"> </text:p>
          <text:list>
            <text:list-item>
              <text:p text:style-name="P6"><text:span text:style-name="Emphasis"><text:span text:style-name="Strong_20_Emphasis">DDL</text:span></text:span> (Data Definition Language)</text:p>
              <text:list>
                <text:list-item>
                  <text:p text:style-name="P6">DDL statements, fragments, etc.. (reusable components)</text:p>
                </text:list-item>
              </text:list>
            </text:list-item>
            <text:list-item>
              <text:p text:style-name="P6"><text:span text:style-name="Emphasis"><text:span text:style-name="Strong_20_Emphasis">Connection Profiles</text:span></text:span></text:p>
              <text:list>
                <text:list-item>
                  <text:p text:style-name="P6">Contains similar properties/info as Eclipse DataTools  profiles</text:p>
                </text:list-item>
                <text:list-item>
                  <text:p text:style-name="P6">Would also be customized for certain DB types to include MORE info</text:p>
                  <text:list>
                    <text:list-item>
                      <text:p text:style-name="P6">Example:  Flat File source would be expanded to determine column names and datatypes</text:p>
                    </text:list-item>
                  </text:list>
                </text:list-item>
              </text:list>
            </text:list-item>
            <text:list-item>
              <text:p text:style-name="P6"><text:span text:style-name="Strong_20_Emphasis"><text:span text:style-name="Emphasis">Data Sources</text:span></text:span></text:p>
              <text:list>
                <text:list-item>
                  <text:p text:style-name="P6">Tables, columns, keys, procedures, parameters, etc.. </text:p>
                </text:list-item>
              </text:list>
            </text:list-item>
            <text:list-item>
              <text:p text:style-name="P6"><text:span text:style-name="Strong_20_Emphasis"><text:span text:style-name="Emphasis">Virtual Schema</text:span></text:span></text:p>
              <text:list>
                <text:list-item>
                  <text:p text:style-name="P6">Unique named of containers for referencing tables, views, procedures and functions within a VDB</text:p>
                </text:list-item>
              </text:list>
            </text:list-item>
            <text:list-item>
              <text:p text:style-name="P6"><text:span text:style-name="Strong_20_Emphasis"><text:span text:style-name="Emphasis">Virtual Metadata</text:span></text:span></text:p>
              <text:list>
                <text:list-item>
                  <text:p text:style-name="P1">Unique named schema, tables, view, procedures and functions in a VDB</text:p>
                </text:list-item>
              </text:list>
            </text:list-item>
          </text:list>
        </text:list-item>
      </text:list>
      <text:p text:style-name="P11"> </text:p>
      <text:p text:style-name="Text_20_body"><text:span text:style-name="Strong_20_Emphasis">2) Replace the notion of "Source Models" with "Data Sources".</text:span></text:p>
      <text:list xml:id="list894181445" text:style-name="L2">
        <text:list-item>
          <text:p text:style-name="P7">Replace "Import &gt; JDBC, etc.." with "Create Data Source"</text:p>
        </text:list-item>
        <text:list-item>
          <text:p text:style-name="P7">"Schema" will return as the container or unique identifier within VDBs</text:p>
        </text:list-item>
        <text:list-item>
          <text:p text:style-name="P7">Users will utilize DTP connection profile info like current tooling</text:p>
        </text:list-item>
        <text:list-item>
          <text:p text:style-name="P7">Actual  DDL/Metadata will be accessed through deployment of a Teiid Data source  (ds.xml), deploying a dynamic VDB and retrieving the DDL through the  Teiid Server</text:p>
        </text:list-item>
        <text:list-item>
          <text:p text:style-name="P7">Users can also create new or edit Data Sources in the form of Tables, Procedures or Functions.</text:p>
        </text:list-item>
        <text:list-item>
          <text:p text:style-name="P2">Source functions will be treated as "push-down" functions handled by the source's translator.</text:p>
        </text:list-item>
      </text:list>
      <text:p text:style-name="Text_20_body"/>
      <text:p text:style-name="Text_20_body"><text:span text:style-name="Strong_20_Emphasis">3) Expose Create Views or Virtual Procedures as primary feature.</text:span></text:p>
      <text:list xml:id="list2023350560" text:style-name="L3">
        <text:list-item>
          <text:p text:style-name="P8">Remove the need to manage multiple model types (i.e. Relational, Source, View, Web Services, XML Documents, Function and Extension)</text:p>
        </text:list-item>
        <text:list-item>
          <text:p text:style-name="P8">Users create Schema to contain/organize views/tables/procedures/functions</text:p>
        </text:list-item>
        <text:list-item>
          <text:p text:style-name="P8">Users define details for simpler DDL constructions:  CREATE VIEW, CREATE VIRTUAL PROCEDURE, CREATE VIRTUAL FUNCTION statements.</text:p>
          <text:list>
            <text:list-item>
              <text:p text:style-name="P8"><text:soft-page-break/>Similar SQL definition/editing as current Teiid Designer's transformation editor</text:p>
            </text:list-item>
          </text:list>
        </text:list-item>
        <text:list-item>
          <text:p text:style-name="P3">User-defined functions will be formed as "CREATE VIRTUAL FUNCTION" statements</text:p>
        </text:list-item>
      </text:list>
      <text:p text:style-name="P11"> </text:p>
      <text:p text:style-name="Text_20_body"><text:span text:style-name="Strong_20_Emphasis">4) Expand notion of a VDB in the workspace</text:span></text:p>
      <text:list xml:id="list991585903" text:style-name="L4">
        <text:list-item>
          <text:p text:style-name="P9">Utilize legacy Dimension Designer's "VDB Explorer"</text:p>
        </text:list-item>
        <text:list-item>
          <text:p text:style-name="P9">VDB is primary deployable artifact</text:p>
          <text:list>
            <text:list-item>
              <text:p text:style-name="P4">Komodo exclusively implements Teiid's Dynamic VDB functionality</text:p>
            </text:list-item>
          </text:list>
        </text:list-item>
      </text:list>
      <text:p text:style-name="P11"> </text:p>
      <text:p text:style-name="Text_20_body"><text:span text:style-name="Strong_20_Emphasis">5) Provide ability to connect to multiple "Komodo" repositories (Modeshape?)</text:span></text:p>
      <text:list xml:id="list1483324064" text:style-name="L5">
        <text:list-item>
          <text:p text:style-name="P10">one or more local "K-Spaces"?  D-Space?</text:p>
        </text:list-item>
        <text:list-item>
          <text:p text:style-name="P10">zero or more "remote/shared" K-Spaces</text:p>
        </text:list-item>
        <text:list-item>
          <text:p text:style-name="P10">Be able to browse and search any K-Space based on permissions</text:p>
          <text:list>
            <text:list-item>
              <text:p text:style-name="P10">Copy/paste nodes</text:p>
            </text:list-item>
            <text:list-item>
              <text:p text:style-name="P5">Delete (local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y LaFond</meta:initial-creator>
    <meta:creation-date>2013-11-04T14:03:08</meta:creation-date>
    <dc:date>2013-11-04T14:03:39</dc:date>
    <dc:creator>Barry LaFond</dc:creator>
    <meta:editing-duration>P0D</meta:editing-duration>
    <meta:editing-cycles>1</meta:editing-cycles>
    <meta:document-statistic meta:table-count="0" meta:image-count="0" meta:object-count="0" meta:page-count="2" meta:paragraph-count="46" meta:word-count="430" meta:character-count="2753" meta:non-whitespace-character-count="2391"/>
    <meta:generator>LibreOffice/3.5$Linux_X86_64 LibreOffice_project/350m1$Build-2</meta:generator>
  </office:meta>
</office:document-meta>
</file>